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he cities citrine glow flooded in, as the blinds gracefully folded open with the silent hum of micro servo motors, revealing a simple minimalistic room, containing all non-organic materials with the exception of dark basalt tile on the floors. A coffee maker in another room fired up with a quiet burble, as if on a schedule, and it's sweet aroma of a Kona blend filled the apartments atmosphere through all of the recycled air cooling vents. Across the room, a smart thermostat light up blue, rapidly cycling through digits, showing the temperature setting shifting lower and lower, then gracefully falls dark again. A few moments later the rooms ambient wind chime sound-scape began to quiet as the dim glow of the clock on the wall hit 3:58AM. As the apartments devices all went silent, a call dial tone surfaced somewhere inside the apartment, and a smart auto-answering system patched the call through to the bedroom, “Amelia, this is your 4 AM wake up call...” A tired voice then answered, “Thanks Matt, punctual as usual...”</text:p>
      <text:p text:style-name="P1"><text:tab/>The cities magnificence, its glow, a symbol of mans rule over nature, was now scarcely overpowered by natures beacon of light, the sun. Amelia stood on the apartments balcony, in full black business casual, elbows wresting on the new Victorian black balcony railings, viewing the rise of the sun. The sounds of a familiar political debate hounding from the TV next door soon disturbed her meditation, “The photon stabilizers from ComTech will be a disaster for the 3D printing industry. ComTech will have a monopoly against this industry, and if we do not stop them now, they will destroy the entire free market system. Who can compete against them? Who on earth would vote against HR1492? Taxation, and a mass of sanctions still has yet to quell the destructive influence of ComTech, and other greedy corporations, this bill will officially stop them in their tracks, and allow our economic situation more time to stabilize.” Amelia shook her head in disgust. As she turned and placed her back to the sunrise, peering into her bedroom, her new secretary, Darren, was already waiting for her.</text:p>
      <text:p text:style-name="P1"><text:tab/>“Darren, your early, how did you let yourself in – never mind, what's the situation?” Darren <text:soft-page-break/>stiffened up into a more militarily trained stance, responding in a concerned, and slightly nervous tone, “Amelia... There is a situation which needs to be resolved immediately, I recommend only discussing it in the chopper.” Amelia closed the door to the balcony behind her, with a dull click as it shut. While still facing Darren, lifting one eye brow, in a glare, she asked, “Darren, relax, you are no longer in the militarily, what's the level of intensity?” Darren folded his arms, as if to state he was at ease, and following instruction, yet still rigid, “Level C. Do you need time to pack your bags?” Amelia quickly responded by walking to her closet, “No, already packed, I expected the worst.” She placed her hand on the dark semi-mirrored surface of the closet sliding door, for a few seconds, then removed her hand revealing her print glowing green from underneath. Within seconds, a black gloss tile seemingly floated out from the wall next to her revealing a drawer in which captured Darren's curiosity, “I have invented better,” he exclaimed, yet still fascinated. Ignoring him, Amelia quickly removed a small leather black briefcase as the drawer already hummed with servo motors retracting the drawer back into the wall automatically. Amelia, noticing Darren was staring awkwardly at her black briefcase, responded, “Black is my favorite color,” as she headed out of the bedroom towards her apartments exit.</text:p>
      <text:p text:style-name="P1"><text:tab/>The fluttering of rotating propellers grew louder with every second, the helicopter was approaching at an unusual rate, Amelia with a crooked smile, looked over at Darren and asked, “Level C? Are you sure? Sounds like it has escalated beyond that point.” Darren, still rigid, showed it was now apparent Amelia appeared unprofessional to him. This is a very serious matter she thought, he was not even this rigid during the interviews. Within minutes, what was a black dot in the sky manifested its self as a helicopter and was already landing, powering it's fierce thrust against any and all in it's wake. The helicopter tapped the ground with a thud as the gloss black door slid open. Amelia and Darren raced towards the helicopter keeping their heads low from the helicopter blades, as a man in a tan suit within the helicopter was waving them to rush.</text:p>
      <text:p text:style-name="P1"><text:tab/>Before they could even seat themselves properly, the helicopter was already throttling up to escape the earths gravity holding them to the ComTech apartment tower. Amelia hardly had her seat <text:soft-page-break/>buckled before the man in the tan suit, John, turns to face Amelia from the front seat in frustration and explained, “I told you last year to take your base of operations to China, what the hell are you doing Amelia? Allowing yourself to be forced under laws and regulations to give up your wealth and live as a Middle Class? The other guys wanted to leave you there, but I have far too much invested into ComTech to see it fall under.” “What happened John?” Amelia asked, worried. “Just tell me first that you have the briefcase. Does it contain the updated IP?” John asked calming slightly. She snapped back in a quick confirmation, “Yes.” John took a calming deep breath, “HR1492 passed... The American people do not have faith in the Free Market system anymore, they do not believe...” John paused. “The US government is confiscating all the servers at our co-location centers, there looking for Intellectual Property (IP), there looking to take our patents, our designs, our entire IP profile to be given to the smaller, more competitive 3D printing industry.” John awaited Amelia's reply. She responded with a worrying tone, “Our IP on all servers are encrypted correct? Do we have an evasion plan? How can they even do this without a warrant?” John paused again, glanced away for a moment as the helicopter was nearing a small private airport, it's black landing strips stretching out in the distance, “I setup a meeting in New York, our Hong Kong investors will be waiting for us there, we have 12 hours to find a solution. We have 12 hours to do something, 12 hours to have the base of operations transferred to Hong Kong, as we can date that transfer on paper as if it was filed before the bills passage.”</text:p>
      <text:p text:style-name="P1"><text:tab/>Amelia knew she had some good friends in high places that she never knew about, she arrived at the Goldman Sachs tower earlier than scheduled. Her feet were cold, she knew if anyone could do anything, it would be the rich and powerful, but within her, she knew they would have to make a profit out of the deal. Amelia froze standing in the entrance of the upper floor. John, noticing a sense of confusion questioned her strength, “You have come this far, you will do what is necessary will you not?” Amelia answered in a whisper, “If I move the operations to Hong Kong, the US will have no authority over ComTech, I can market the Photon Condenser, and completely revolutionize the way all products are manufactured, every man woman and child that owns one, would never live in hunger <text:soft-page-break/>when all food could be generated from a simple chord plugged into a wall socket. But if I do move, billions of dollars of tax money that ComTech provides to the city, will be lost. ComTech provides all of the wealth for Detroit, single handedly. You want to provide a second economic collapse in that city? Do you think these people deserve this kind of treatment? I do not harm the weak.” John took a deep breath standing up straighter, stiff and knowledgeable in his ways, “You can't stop innovation, the city is dead, ComTech cannot support the city without innovation, you cannot carry a dead weight forever, somebody down the line will make his own Photon Condenser, and the same thing will start all over again. Amelia, it's not your fault, it's them, now stop this cycle before it begins, tell congress that you want to advance man kind.”</text:p>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lobite </meta:initial-creator>
    <meta:creation-date>2014-09-14T14:20:30</meta:creation-date>
    <dc:date>2014-09-16T17:59:02</dc:date>
    <dc:creator>trillobite </dc:creator>
    <meta:editing-duration>PT5H30M6S</meta:editing-duration>
    <meta:editing-cycles>19</meta:editing-cycles>
    <meta:generator>LibreOffice/3.5$Linux_X86_64 LibreOffice_project/350m1$Build-2</meta:generator>
    <meta:document-statistic meta:table-count="0" meta:image-count="0" meta:object-count="0" meta:page-count="4" meta:paragraph-count="7" meta:word-count="1381" meta:character-count="8038" meta:non-whitespace-character-count="6656"/>
  </office:meta>
</office:document-meta>
</file>